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📝 Lesson 4. Array Sorting</text:span></text:p>
      <text:p text:style-name="Text_20_body"><text:span text:style-name="Strong_20_Emphasis">Key Ideas:</text:span></text:p>
      <text:list text:style-name="L1">
        <text:list-item>
          <text:p text:style-name="P1">Array sorting is an important part of many algorithms.</text:p>
        </text:list-item>
        <text:list-item>
          <text:p text:style-name="P1">The cost (complexity) of good sorting algorithms is <text:span text:style-name="Strong_20_Emphasis">O(n log n)</text:span>.</text:p>
        </text:list-item>
        <text:list-item>
          <text:p text:style-name="P1">In the best case, sorting can be <text:span text:style-name="Strong_20_Emphasis">O(n)</text:span>, since real-world data is often partially sorted.</text:p>
        </text:list-item>
      </text:list>
      <text:p text:style-name="Text_20_body"><text:span text:style-name="Strong_20_Emphasis">Bad Sorting Algorithm:</text:span></text:p>
      <text:list text:style-name="L2">
        <text:list-item>
          <text:p text:style-name="P2"><text:span text:style-name="Strong_20_Emphasis">Bubble Sort</text:span></text:p>
          <text:list>
            <text:list-item>
              <text:p text:style-name="P2">Complexity: O(n²)</text:p>
            </text:list-item>
            <text:list-item>
              <text:p text:style-name="P2">Educational algorithm</text:p>
            </text:list-item>
            <text:list-item>
              <text:p text:style-name="P2">Used to understand why sorting is a non-trivial task</text:p>
            </text:list-item>
          </text:list>
        </text:list-item>
      </text:list>
      <text:p text:style-name="Text_20_body"><text:span text:style-name="Strong_20_Emphasis">Insertion Sort:</text:span></text:p>
      <text:list text:style-name="L3">
        <text:list-item>
          <text:p text:style-name="P3">Algorithm analyzed and debugged on the board</text:p>
        </text:list-item>
        <text:list-item>
          <text:p text:style-name="P3">Used internally in <text:span text:style-name="Strong_20_Emphasis">TimSort</text:span></text:p>
        </text:list-item>
        <text:list-item>
          <text:p text:style-name="P3">Analogy: sorting cards in your hand (e.g., Durak / UNO)</text:p>
        </text:list-item>
      </text:list>
      <text:p text:style-name="Text_20_body"><text:span text:style-name="Strong_20_Emphasis">TimSort:</text:span></text:p>
      <text:list text:style-name="L4">
        <text:list-item>
          <text:p text:style-name="P4">Used in JavaScript</text:p>
        </text:list-item>
        <text:list-item>
          <text:p text:style-name="P4">Consists of:</text:p>
          <text:list>
            <text:list-item>
              <text:p text:style-name="P4"><text:span text:style-name="Strong_20_Emphasis">MergeSort</text:span> — splits the array into parts</text:p>
            </text:list-item>
            <text:list-item>
              <text:p text:style-name="P4"><text:span text:style-name="Strong_20_Emphasis">InsertionSort</text:span> — applied to small sections</text:p>
            </text:list-item>
          </text:list>
        </text:list-item>
        <text:list-item>
          <text:p text:style-name="P4">Overall complexity: O(n log n)</text:p>
        </text:list-item>
      </text:list>
      <text:p text:style-name="Text_20_body"><text:span text:style-name="Strong_20_Emphasis">Examples of Sorting Cost:</text:span></text:p>
      <text:list text:style-name="L5">
        <text:list-item>
          <text:p text:style-name="P5">8 elements → 8 × 3 = 24</text:p>
        </text:list-item>
        <text:list-item>
          <text:p text:style-name="P5">1,000,000 elements → 1M × 20 = 20M</text:p>
        </text:list-item>
      </text:list>
      <text:p text:style-name="Text_20_body"><text:span text:style-name="Strong_20_Emphasis">Conclusion:</text:span></text:p>
      <text:list text:style-name="L6">
        <text:list-item>
          <text:p text:style-name="P6">Sorting is a building block for more complex real-world algorithms</text:p>
        </text:list-item>
      </text:list>
      <text:p text:style-name="Text_20_body"><text:span text:style-name="Strong_20_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1T13:09:29.328096419</meta:creation-date>
    <dc:date>2026-02-02T20:32:30.669915453</dc:date>
    <meta:editing-duration>PT1M25S</meta:editing-duration>
    <meta:editing-cycles>2</meta:editing-cycles>
    <meta:generator>LibreOffice/25.8.4.2$Linux_X86_64 LibreOffice_project/580$Build-2</meta:generator>
    <meta:document-statistic meta:table-count="0" meta:image-count="0" meta:object-count="0" meta:page-count="1" meta:paragraph-count="25" meta:word-count="156" meta:character-count="827" meta:non-whitespace-character-count="714"/>
  </office:meta>
</office:document-meta>
</file>